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number-columns-repeated="7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24];[.A125];[.A126];[.A127];[.A128])" office:value-type="string" office:string-value="" calcext:value-type="error">
            <text:p>#¡DIV/0!</text:p>
          </table:table-cell>
          <table:table-cell table:style-name="ce6" table:formula="of:=AVERAGE([.B124];[.B125];[.B126];[.B127];[.B128])" office:value-type="string" office:string-value="" calcext:value-type="error">
            <text:p>#¡DIV/0!</text:p>
          </table:table-cell>
          <table:table-cell table:style-name="ce6" table:formula="of:=AVERAGE([.C124];[.C125];[.C126];[.C127];[.C128])" office:value-type="string" office:string-value="" calcext:value-type="error">
            <text:p>#¡DIV/0!</text:p>
          </table:table-cell>
          <table:table-cell table:style-name="ce6" table:formula="of:=AVERAGE([.D124];[.D125];[.D126];[.D127];[.D128])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DOS MALOS: metricas &lt; 0,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7:42:19.3018747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6-27T17:51:23.583150891</dc:date>
    <meta:editing-duration>PT5H16M3S</meta:editing-duration>
    <meta:editing-cycles>34</meta:editing-cycles>
    <meta:generator>LibreOffice/6.4.7.2$Linux_X86_64 LibreOffice_project/40$Build-2</meta:generator>
    <meta:document-statistic meta:table-count="1" meta:cell-count="956" meta:object-count="0"/>
  </office:meta>
</office:document-meta>
</file>